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1" style:family="paragraph" style:parent-style-name="Normal">
      <style:paragraph-properties fo:margin-left="0cm" fo:margin-right="0cm" fo:text-indent="0cm" style:auto-text-indent="false"/>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cm" fo:margin-right="0cm" fo:text-indent="0cm" style:auto-text-indent="false">
        <style:tab-stops/>
      </style:paragraph-properties>
    </style:style>
    <style:style style:name="P34" style:family="paragraph" style:parent-style-name="Párrafo_20_de_20_lista">
      <style:text-properties fo:language="es" fo:country="ES"/>
    </style:style>
    <style:style style:name="P35" style:family="paragraph" style:parent-style-name="CodigoListado">
      <style:text-properties fo:language="en" fo:country="US"/>
    </style:style>
    <style:style style:name="P36" style:family="paragraph" style:parent-style-name="CodigoListado">
      <style:text-properties fo:font-size="8pt" style:font-size-asian="8pt" style:font-size-complex="8pt"/>
    </style:style>
    <style:style style:name="P37" style:family="paragraph" style:parent-style-name="CodigoListado">
      <style:text-properties fo:font-size="8pt" fo:language="en" fo:country="US" style:font-size-asian="8pt" style:font-size-complex="8pt"/>
    </style:style>
    <style:style style:name="P38" style:family="paragraph" style:parent-style-name="Normal">
      <style:paragraph-properties fo:margin-left="0cm" fo:margin-right="0cm" fo:text-indent="1.249cm" style:auto-text-indent="false"/>
      <style:text-properties fo:language="es" fo:country="ES" fo:font-weight="bold" style:font-weight-asian="bold"/>
    </style:style>
    <style:style style:name="P39"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0" style:family="paragraph" style:parent-style-name="Normal">
      <style:paragraph-properties fo:margin-left="1.27cm" fo:margin-right="0cm" fo:text-indent="0cm" style:auto-text-indent="false">
        <style:tab-stops/>
      </style:paragraph-properties>
    </style:style>
    <style:style style:name="P41"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2"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3"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4" style:family="paragraph" style:parent-style-name="Párrafo_20_de_20_lista" style:list-style-name="L1">
      <style:paragraph-properties fo:margin-top="0cm" fo:margin-bottom="0.353cm" loext:contextual-spacing="false" fo:line-height="115%" fo:text-align="start" style:justify-single-word="false"/>
    </style:style>
    <style:style style:name="P45"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6"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7"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48"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49"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s" fo:country="ES" fo:font-style="italic" fo:font-weight="bold" officeooo:rsid="000afdbc" style:font-style-asian="italic" style:font-weight-asian="bold"/>
    </style:style>
    <style:style style:name="T17" style:family="text">
      <style:text-properties fo:language="es" fo:country="ES" fo:font-style="italic" fo:font-weight="normal" style:font-style-asian="italic" style:font-weight-asian="normal" style:font-weight-complex="normal"/>
    </style:style>
    <style:style style:name="T18" style:family="text">
      <style:text-properties fo:language="es" fo:country="ES" fo:font-style="italic" fo:font-weight="normal" officeooo:rsid="000afdbc" style:font-style-asian="italic" style:font-weight-asian="normal" style:font-weight-complex="normal"/>
    </style:style>
    <style:style style:name="T19" style:family="text">
      <style:text-properties fo:language="en" fo:country="US"/>
    </style:style>
    <style:style style:name="T20" style:family="text">
      <style:text-properties fo:font-size="10pt" style:font-size-asian="10pt" style:font-size-complex="10pt"/>
    </style:style>
    <style:style style:name="T21" style:family="text">
      <style:text-properties fo:font-size="10pt" fo:language="es" fo:country="ES" style:font-size-asian="10pt" style:font-size-complex="10pt"/>
    </style:style>
    <style:style style:name="T22" style:family="text">
      <style:text-properties style:font-name="Courier New" fo:font-size="9pt" style:font-size-asian="9pt" style:font-name-complex="Courier New" style:font-size-complex="9pt"/>
    </style:style>
    <style:style style:name="T23" style:family="text">
      <style:text-properties style:font-name="Courier New" fo:font-size="10pt" style:font-size-asian="10pt" style:font-name-complex="Courier New" style:font-size-complex="10pt"/>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color="#000000"/>
    </style:style>
    <style:style style:name="T30" style:family="text">
      <style:text-properties fo:color="#000000" fo:language="es" fo:country="ES"/>
    </style:style>
    <style:style style:name="T31" style:family="text">
      <style:text-properties fo:color="#000000" fo:language="es" fo:country="ES" fo:background-color="transparent" loext:char-shading-value="0"/>
    </style:style>
    <style:style style:name="T32" style:family="text">
      <style:text-properties fo:color="#000000" fo:font-size="10pt" fo:language="es" fo:country="ES" fo:background-color="transparent" loext:char-shading-value="0" style:font-size-asian="10pt" style:font-size-complex="10pt"/>
    </style:style>
    <style:style style:name="T33" style:family="text">
      <style:text-properties fo:color="#000000" fo:font-size="10pt" style:font-size-asian="10pt" style:font-size-complex="10pt"/>
    </style:style>
    <style:style style:name="T34" style:family="text">
      <style:text-properties fo:font-style="italic" fo:font-weight="normal" style:font-style-asian="italic" style:font-weight-asian="normal" style:font-weight-complex="normal"/>
    </style:style>
    <style:style style:name="T35" style:family="text">
      <style:text-properties fo:font-style="italic" fo:font-weight="normal" officeooo:rsid="000afdbc" style:font-style-asian="italic" style:font-weight-asian="normal" style:font-weight-complex="normal"/>
    </style:style>
    <style:style style:name="T36" style:family="text">
      <style:text-properties fo:font-weight="normal" style:font-weight-asian="normal" style:font-weight-complex="normal"/>
    </style:style>
    <style:style style:name="T37" style:family="text">
      <style:text-properties style:font-weight-complex="bold"/>
    </style:style>
    <style:style style:name="T38" style:family="text">
      <style:text-properties fo:font-style="normal" style:font-style-asian="normal" style:font-style-complex="normal"/>
    </style:style>
    <style:style style:name="T39" style:family="text">
      <style:text-properties style:font-name="Liberation mono" fo:font-size="10pt" fo:language="es" fo:country="ES" style:font-size-asian="10pt" style:font-size-complex="10pt"/>
    </style:style>
    <style:style style:name="T40"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41"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49"><text:span text:style-name="Fuente_20_de_20_párrafo_20_predeter."><text:span text:style-name="T12">Denominación de marca del chip de procesamiento o procesador (se encuentra en /proc/cpuinfo): </text:span></text:span><text:span text:style-name="Fuente_20_de_20_párrafo_20_predeter."><text:span text:style-name="T18">Intel(R) Core(TM) i7-4500U CPU @ 1.80GHz</text:span></text:span></text:p>
      <text:p text:style-name="P50"><text:span text:style-name="Fuente_20_de_20_párrafo_20_predeter."><text:span text:style-name="T38">Sistema operativo utilizado:</text:span></text:span><text:span text:style-name="Fuente_20_de_20_párrafo_20_predeter."><text:span text:style-name="T34"> </text:span></text:span><text:span text:style-name="Fuente_20_de_20_párrafo_20_predeter."><text:span text:style-name="T35">Ubuntu 17.04</text:span></text:span></text:p>
      <text:p text:style-name="P49"><text:span text:style-name="Fuente_20_de_20_párrafo_20_predeter."><text:span text:style-name="T11">Versión de gcc utilizada: </text:span></text:span><text:span text:style-name="Fuente_20_de_20_párrafo_20_predeter."><text:span text:style-name="T40">gcc (Ubuntu 6.3.0-12ubuntu2) 6.3.0 20170406</text:span></text:span></text:p>
      <text:p text:style-name="P29">Adjunte el contenido del fichero <text:span text:style-name="T37">/proc/cpuinfo</text:span> de la máquina en la que ha tomado las medidas</text:p>
      <text:p text:style-name="P29"/>
      <text:list xml:id="list95984750" text:style-name="L1">
        <text:list-item>
          <text:p text:style-name="P43">Para el núcleo que se muestra en la Figura 1 (ver guion de prácticas), y para un programa que implemente la multiplicación de matrices (use variables globales): </text:p>
        </text:list-item>
      </text:list>
      <text:list xml:id="list3129209473" text:style-name="L2">
        <text:list-item>
          <text:list>
            <text:list-item>
              <text:p text:style-name="P45"><text:span text:style-name="T29">Modifique el código C para reducir el tiempo de ejecución del mismo. Justifique los tiempos obtenidos (use <text:s/></text:span><text:span text:style-name="T33">–O2</text:span><text:span text:style-name="T29">) a partir de la modificación realizada. Incorpore los códigos modificados en el cuaderno.</text:span></text:p>
            </text:list-item>
          </text:list>
        </text:list-item>
      </text:list>
      <text:list xml:id="list3254959554" text:style-name="L3">
        <text:list-item>
          <text:list>
            <text:list-item>
              <text:p text:style-name="P46"><text:span text:style-name="T29">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47">1.3<text:tab/>(Ejercicio EXTRA) Intente mejorar los resultados obtenidos transformando el código ensamblador del programa para el que se han conseguido las mejores prestaciones de tiempo</text:p>
      <text:p text:style-name="P30"/>
      <text:p text:style-name="P7">A) MULTIPLICACIÓN DE MATRICES:</text:p>
      <text:p text:style-name="P31"><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32">(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5">/* INTERLINEADO SENCILLO */</text:p>
            <text:p text:style-name="CodigoListado"><text:span text:style-name="Fuente_20_de_20_párrafo_20_predeter."><text:span text:style-name="T20"/></text:span></text:p>
          </table:table-cell>
        </table:table-row>
      </table:table>
      <text:p text:style-name="P39"/>
      <text:p text:style-name="P32">1.1. MODIFICACIONES REALIZADAS (al menos dos modificaciones):</text:p>
      <text:p text:style-name="P38">Modificación a) –explicación-: </text:p>
      <text:p text:style-name="P38">Modificación b) –explicación-: </text:p>
      <text:p text:style-name="P38">...</text:p>
      <text:p text:style-name="P32">1.1. CÓDIGOS FUENTE MODIFICACIONES</text:p>
      <text:p text:style-name="P32">a) <text:s/><text:span text:style-name="codigo">pmm-secuencial-modificado_a.c</text:span></text:p>
      <text:p text:style-name="P32">(ADJUNTAR CÓDIGO FUENTE AL .ZIP)</text:p>
      <table:table table:name="Tabla11" table:style-name="Tabla11">
        <table:table-column table:style-name="Tabla11.A"/>
        <text:soft-page-break/>
        <table:table-row>
          <table:table-cell table:style-name="Tabla11.A1" office:value-type="string">
            <text:p text:style-name="CodigoListado">/* Tipo de letra Courier new o Liberation Mono. Tamaño 8 o 9.*/</text:p>
            <text:p text:style-name="CodigoListado">/* COPIAR Y PEGAR CÓDIGO FUENTE AQUÍ*/</text:p>
            <text:p text:style-name="P35">/* INTERLINEADO SENCILLO */</text:p>
            <text:p text:style-name="CodigoListado"><text:span text:style-name="Fuente_20_de_20_párrafo_20_predeter."><text:span text:style-name="T20"/></text:span></text:p>
          </table:table-cell>
        </table:table-row>
      </table:table>
      <text:p text:style-name="P32"/>
      <text:p text:style-name="P32"><text:span text:style-name="Fuente_20_de_20_párrafo_20_predeter.">Capturas de pantalla (que muestren que el resultado es correcto):</text:span></text:p>
      <text:p text:style-name="P32"/>
      <text:p text:style-name="P32"/>
      <text:p text:style-name="P32">b) ...</text:p>
      <text:p text:style-name="P32"><text:span text:style-name="Fuente_20_de_20_párrafo_20_predeter."/></text:p>
      <text:p text:style-name="P32"><text:span text:style-name="Fuente_20_de_20_párrafo_20_predeter."/></text:p>
      <text:p text:style-name="P32"/>
      <text:p text:style-name="P32"/>
      <text:p text:style-name="P32">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39"/>
      <text:p text:style-name="P32">1.1. COMENTARIOS SOBRE LOS RESULTADOS:</text:p>
      <text:p text:style-name="P39"/>
      <text:p text:style-name="P39"/>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3"><text:span text:style-name="codigo">pmm-secuencial.s</text:span></text:p>
          </table:table-cell>
          <table:table-cell table:style-name="Tabla10.A1" office:value-type="string">
            <text:p text:style-name="P33"><text:span text:style-name="codigo">pmm-secuencial-modificado_b.s</text:span></text:p>
          </table:table-cell>
          <table:table-cell table:style-name="Tabla10.C1" office:value-type="string">
            <text:p text:style-name="P33"><text:span text:style-name="codigo">pmm-secuencial-modificado_c.s</text:span></text:p>
          </table:table-cell>
        </table:table-row>
        <table:table-row>
          <table:table-cell table:style-name="Tabla10.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10.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10.C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row>
      </table:table>
      <text:p text:style-name="P8"/>
      <text:p text:style-name="P32"/>
      <text:p text:style-name="P39"/>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32">(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5">/* INTERLINEADO SENCILLO */</text:p>
            <text:p text:style-name="CodigoListado"><text:span text:style-name="Fuente_20_de_20_párrafo_20_predeter."><text:span text:style-name="T20"/></text:span></text:p>
          </table:table-cell>
        </table:table-row>
      </table:table>
      <text:p text:style-name="P39"/>
      <text:p text:style-name="P32">1.1. MODIFICACIONES REALIZADAS (al menos dos modificaciones):</text:p>
      <text:p text:style-name="P38">Modificación a) –explicación-: </text:p>
      <text:p text:style-name="P38">Modificación b) –explicación-: </text:p>
      <text:p text:style-name="P38">...</text:p>
      <text:p text:style-name="P32">1.1. CÓDIGOS FUENTE MODIFICACIONES</text:p>
      <text:p text:style-name="P32">a) <text:s/><text:span text:style-name="T36">figura1</text:span><text:span text:style-name="codigo">-modificado_a.c</text:span></text:p>
      <text:p text:style-name="P32"><text:soft-page-break/>(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5">/* INTERLINEADO SENCILLO */</text:p>
            <text:p text:style-name="CodigoListado"><text:span text:style-name="Fuente_20_de_20_párrafo_20_predeter."><text:span text:style-name="T20"/></text:span></text:p>
          </table:table-cell>
        </table:table-row>
      </table:table>
      <text:p text:style-name="P32"/>
      <text:p text:style-name="P32"><text:span text:style-name="Fuente_20_de_20_párrafo_20_predeter.">Capturas de pantalla (que muestren que el resultado es correcto):</text:span></text:p>
      <text:p text:style-name="P32"/>
      <text:p text:style-name="P32"/>
      <text:p text:style-name="P32">b) ...</text:p>
      <text:p text:style-name="P32"><text:span text:style-name="Fuente_20_de_20_párrafo_20_predeter."/></text:p>
      <text:p text:style-name="P32"><text:span text:style-name="Fuente_20_de_20_párrafo_20_predeter."/></text:p>
      <text:p text:style-name="P32"/>
      <text:p text:style-name="P32"/>
      <text:p text:style-name="P32">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39"/>
      <text:p text:style-name="P32">1.1. COMENTARIOS SOBRE LOS RESULTADOS:</text:p>
      <text:p text:style-name="P39"/>
      <text:p text:style-name="P39"/>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able:table-row>
          <table:table-cell table:style-name="Tabla12.A1" office:value-type="string">
            <text:p text:style-name="P33"><text:span text:style-name="codigo">pmm-secuencial.s</text:span></text:p>
          </table:table-cell>
          <table:table-cell table:style-name="Tabla12.A1" office:value-type="string">
            <text:p text:style-name="P33"><text:span text:style-name="codigo">pmm-secuencial-modificado_b.s</text:span></text:p>
          </table:table-cell>
          <table:table-cell table:style-name="Tabla12.C1" office:value-type="string">
            <text:p text:style-name="P33"><text:span text:style-name="codigo">pmm-secuencial-modificado_c.s</text:span></text:p>
          </table:table-cell>
        </table:table-row>
        <table:table-row>
          <table:table-cell table:style-name="Tabla12.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12.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12.C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row>
      </table:table>
      <text:p text:style-name="P8"/>
      <text:p text:style-name="P34"/>
      <text:p text:style-name="P34"/>
      <text:list xml:id="list142217977585998" text:continue-list="list95984750" text:style-name="L1">
        <text:list-item>
          <text:p text:style-name="P44"><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9">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42"><text:span text:style-name="codigo"><text:span text:style-name="T19">for (i=1;i&lt;=N,i++) y[i]= a*x[i] + y[i];</text:span></text:span></text:p>
      <text:list xml:id="list1045467422" text:style-name="L4">
        <text:list-item>
          <text:list>
            <text:list-item>
              <text:p text:style-name="P48"><text:span text:style-name="T10">Genere los programas en ensamblador para cada una de las opciones de optimización del compilador </text:span><text:span text:style-name="T30">(</text:span><text:span text:style-name="T31">-</text:span><text:span text:style-name="T32">O0</text:span><text:span text:style-name="T31">, -</text:span><text:span text:style-name="T32">O2</text:span><text:span text:style-name="T31">, -</text:span><text:span text:style-name="T32">O3</text:span><text:span text:style-name="T30">)</text:span><text:span text:style-name="T10"> y explique las diferencias que se observan en </text:span><text:soft-page-break/><text:span text:style-name="T10">el código justificando las mejoras en velocidad que acarrean. Incorpore los códigos al cuaderno de prácticas y destaque las diferencias entre ellos.</text:span></text:p>
            </text:list-item>
            <text:list-item>
              <text:p text:style-name="P48"><text:span text:style-name="T10">(Ejercicio EXTRA) Para la mejor de las opciones, obtenga los tiempos de ejecución con distintos valores de </text:span><text:span text:style-name="T21">N</text:span><text:span text:style-name="T10"> y determine para su sistema los valores de </text:span><text:span text:style-name="T21">Rmax</text:span><text:span text:style-name="T10"> (valor máximo del número de operaciones en coma flotante por unidad de tiempo), </text:span><text:span text:style-name="T21">Nmax</text:span><text:span text:style-name="T10"> (valor de N para el que se consigue </text:span><text:span text:style-name="T21">Rmax</text:span><text:span text:style-name="T10">), y </text:span><text:span text:style-name="T21">N1/2</text:span><text:span text:style-name="T10"> (valor de </text:span><text:span text:style-name="T21">N</text:span><text:span text:style-name="T10"> para el que se obtiene </text:span><text:span text:style-name="T21">Rmax</text:span><text:span text:style-name="T10">/2). Estime el valor de la velocidad pico (</text:span><text:span text:style-name="T21">Rpico</text:span><text:span text:style-name="T10">) del procesador (consulte en [4] el número de ciclos por instrucción punto flotante para la familia y modelo de procesador que está utilizando) y compárela con el valor obtenido para </text:span><text:span text:style-name="T21">Rmax</text:span><text:span text:style-name="T10">. -Consulte la Lección 3 del Tema 1.</text:span></text:p>
            </text:list-item>
          </text:list>
        </text:list-item>
      </text:list>
      <text:p text:style-name="P28"/>
      <text:p text:style-name="P41"/>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9">…</text:span></text:span></text:p>
            <text:p text:style-name="Standard"><text:span text:style-name="Fuente_20_de_20_párrafo_20_predeter."><text:span text:style-name="T22">}</text:span></text:span><text:span text:style-name="Fuente_20_de_20_párrafo_20_predeter."><text:span text:style-name="T23"> </text:span></text:span></text:p>
          </table:table-cell>
        </table:table-row>
      </table:table>
      <text:p text:style-name="P39"/>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2</text:p>
          </table:table-cell>
          <table:table-cell table:style-name="Tabla9.D2" office:value-type="string">
            <text:p text:style-name="P9">-O3</text:p>
          </table:table-cell>
        </table:table-row>
        <table:table-row>
          <table:covered-table-cell/>
          <table:table-cell table:style-name="Tabla9.B2" office:value-type="string">
            <text:p text:style-name="P12">De 2 a 10 seg. aquí</text:p>
          </table:table-cell>
          <table:table-cell table:style-name="Tabla9.C2" office:value-type="string">
            <text:p text:style-name="P11"/>
          </table:table-cell>
          <table:table-cell table:style-name="Tabla9.D2" office:value-type="string">
            <text:p text:style-name="P10"/>
          </table:table-cell>
        </table:table-row>
      </table:table>
      <text:p text:style-name="P39"/>
      <text:p text:style-name="P8">CAPTURAS DE PANTALLA:</text:p>
      <text:p text:style-name="P39"/>
      <text:p text:style-name="P39"/>
      <text:p text:style-name="P8">COMENTARIOS SOBRE LAS DIFERENCIAS EN ENSAMBLADOR:</text:p>
      <text:p text:style-name="P39"/>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0"><text:span text:style-name="codigo">daxpyO0.s</text:span></text:p>
          </table:table-cell>
          <table:table-cell table:style-name="Tabla2.A1" office:value-type="string">
            <text:p text:style-name="P40"><text:span text:style-name="codigo">daxpyO2.s</text:span></text:p>
          </table:table-cell>
          <table:table-cell table:style-name="Tabla2.C1" office:value-type="string">
            <text:p text:style-name="P40"><text:span text:style-name="codigo">daxpyO3.s</text:span></text:p>
          </table:table-cell>
        </table:table-row>
        <table:table-row>
          <table:table-cell table:style-name="Tabla2.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2.A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cell table:style-name="Tabla2.C2" office:value-type="string">
            <text:p text:style-name="P36">/* Tipo de letra Courier new o Liberation Mono. Tamaño 8 */</text:p>
            <text:p text:style-name="P36">/* COPIAR Y PEGAR CÓDIGO FUENTE AQUÍ*/</text:p>
            <text:p text:style-name="P37">/* INTERLINEADO SENCILLO */</text:p>
            <text:p text:style-name="CodigoListado"><text:span text:style-name="Fuente_20_de_20_párrafo_20_predeter."><text:span text:style-name="T20"><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12T14:22:17.223214147</dc:date>
    <meta:print-date>2014-03-20T08:36:00Z</meta:print-date>
    <meta:editing-cycles>20</meta:editing-cycles>
    <meta:editing-duration>PT2H51M21S</meta:editing-duration>
    <meta:document-statistic meta:table-count="12" meta:image-count="0" meta:object-count="0" meta:page-count="4" meta:paragraph-count="151" meta:word-count="1092" meta:character-count="6935" meta:non-whitespace-character-count="5847"/>
    <meta:template xlink:type="simple" xlink:actuate="onRequest" xlink:title="" xlink:href="Normal.dotm"/>
  </office:meta>
</office:document-meta>
</file>